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2.316cm" fo:min-width="9.724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/>
      <style:paragraph-properties style:writing-mode="lr-tb"/>
    </style:style>
    <style:style style:name="gr32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36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7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38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40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41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42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43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44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45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4.797cm" style:use-optimal-column-width="false"/>
    </style:style>
    <style:style style:name="co10" style:family="table-column">
      <style:table-column-properties style:column-width="2.672cm" style:use-optimal-column-width="false"/>
    </style:style>
    <style:style style:name="co11" style:family="table-column">
      <style:table-column-properties style:column-width="2.762cm" style:use-optimal-column-width="false"/>
    </style:style>
    <style:style style:name="co12" style:family="table-column">
      <style:table-column-properties style:column-width="10.792cm" style:use-optimal-column-width="false"/>
    </style:style>
    <style:style style:name="co13" style:family="table-column">
      <style:table-column-properties style:column-width="2.977cm" style:use-optimal-column-width="false"/>
    </style:style>
    <style:style style:name="co14" style:family="table-column">
      <style:table-column-properties style:column-width="6.015cm" style:use-optimal-column-width="false"/>
    </style:style>
    <style:style style:name="co15" style:family="table-column">
      <style:table-column-properties style:column-width="13.786cm" style:use-optimal-column-width="false"/>
    </style:style>
    <style:style style:name="co16" style:family="table-column">
      <style:table-column-properties style:column-width="1.56cm" style:use-optimal-column-width="false"/>
    </style:style>
    <style:style style:name="co17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2.2cm" style:use-optimal-row-height="false"/>
    </style:style>
    <style:style style:name="ro8" style:family="table-row">
      <style:table-row-properties style:row-height="1.18cm" style:use-optimal-row-height="false"/>
    </style:style>
    <style:style style:name="ro9" style:family="table-row">
      <style:table-row-properties style:row-height="1.174cm" style:use-optimal-row-height="false"/>
    </style:style>
    <style:style style:name="ro10" style:family="table-row">
      <style:table-row-properties style:row-height="1.036cm" style:use-optimal-row-height="false"/>
    </style:style>
    <style:style style:name="ro11" style:family="table-row">
      <style:table-row-properties style:row-height="1.109cm" style:use-optimal-row-height="false"/>
    </style:style>
    <style:style style:name="ro12" style:family="table-row">
      <style:table-row-properties style:row-height="0.942cm" style:use-optimal-row-height="false"/>
    </style:style>
    <style:style style:name="ro13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loext:color-lum-mod="100%" loext:color-lum-off="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7" style:family="table-cell">
      <style:text-properties style:font-name="Liberation Mono" fo:font-size="15pt" style:font-name-asian="Liberation Mono" style:font-size-asian="15pt" style:font-size-complex="15pt"/>
    </style:style>
    <style:style style:name="ce8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ce9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10" style:family="table-cell">
      <style:text-properties style:font-name="Nimbus Sans" fo:font-size="16pt" style:font-name-asian="DejaVu Sans Mono" style:font-size-asian="16pt" style:font-size-complex="16pt"/>
    </style:style>
    <style:style style:name="ce11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12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3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4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text-align="start"/>
      <style:text-properties fo:color="#666666" loext:opacity="100%" style:font-name="Liberation Mono" fo:font-size="15pt" style:font-name-asian="Liberation Mono" style:font-size-asian="15pt" style:font-size-complex="1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8" style:family="paragraph">
      <style:text-properties style:font-name="Liberation Mono" fo:font-size="15pt" style:font-name-asian="Liberation Mono" style:font-size-asian="15pt" style:font-size-complex="15pt"/>
    </style:style>
    <style:style style:name="P29" style:family="paragraph">
      <style:text-properties style:font-name="Liberation Mono" fo:font-size="15pt" style:font-size-asian="15pt" style:font-size-complex="15pt"/>
    </style:style>
    <style:style style:name="P30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1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2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="solid" draw:fill-color="#dddddd"/>
      <style:paragraph-properties fo:text-align="center"/>
      <style:text-properties fo:font-weight="bold"/>
    </style:style>
    <style:style style:name="P35" style:family="paragraph">
      <loext:graphic-properties draw:fill-color="#ffffff"/>
      <style:paragraph-properties style:writing-mode="lr-tb"/>
      <style:text-properties style:font-size-asian="20pt"/>
    </style:style>
    <style:style style:name="P36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37" style:family="paragraph">
      <loext:graphic-properties draw:fill-color="#ffffff"/>
      <style:paragraph-properties style:writing-mode="lr-tb"/>
      <style:text-properties fo:font-size="32pt"/>
    </style:style>
    <style:style style:name="P38" style:family="paragraph"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0" style:family="paragraph">
      <loext:graphic-properties draw:fill="none" draw:fill-color="#ffffff"/>
      <style:paragraph-properties style:writing-mode="lr-tb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3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solid" draw:fill-color="#ff972f"/>
      <style:paragraph-properties fo:text-align="center"/>
    </style:style>
    <style:style style:name="P45" style:family="paragraph">
      <loext:graphic-properties draw:fill="none"/>
      <style:paragraph-properties fo:text-align="center" style:writing-mode="lr-tb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7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8" style:family="paragraph">
      <style:paragraph-properties fo:text-align="start"/>
    </style:style>
    <style:style style:name="P49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50" style:family="paragraph">
      <style:text-properties style:font-name="Nimbus Sans" fo:font-size="16pt" style:font-name-asian="DejaVu Sans Mono" style:font-size-asian="16pt" style:font-size-complex="16pt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52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53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54" style:family="paragraph">
      <loext:graphic-properties draw:fill="solid" draw:fill-color="#2a6099" draw:opacity="50%"/>
      <style:paragraph-properties fo:text-align="center" style:writing-mode="lr-tb"/>
    </style:style>
    <style:style style:name="P55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6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7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loext:opacity="100%"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32pt"/>
    </style:style>
    <style:style style:name="T10" style:family="text">
      <style:text-properties fo:color="#158466" loext:opacity="100%" fo:font-size="18pt" fo:font-weight="bold" style:font-weight-asian="bold" style:font-weight-complex="bold"/>
    </style:style>
    <style:style style:name="T11" style:family="text">
      <style:text-properties fo:color="#c9211e" loext:opacity="100%" fo:font-size="18pt" fo:font-weight="bold" style:font-weight-asian="bold" style:font-weight-complex="bold"/>
    </style:style>
    <style:style style:name="T12" style:family="text">
      <style:text-properties style:font-name="Nimbus Sans" fo:font-size="16pt" style:font-name-asian="DejaVu Sans Mono" style:font-size-asian="16pt" style:font-size-complex="16pt"/>
    </style:style>
    <style:style style:name="T13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65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31" draw:layer="layout" svg:width="10.897cm" svg:height="1.17cm" svg:x="9cm" svg:y="3cm">
          <draw:text-box>
            <text:p text:style-name="P30"><text:span text:style-name="T6">Dev B</text:span><text:span text:style-name="T6">：</text:span><text:span text:style-name="T7">COM6:115200,N,8,1</text:span></text:p>
          </draw:text-box>
        </draw:frame>
        <draw:frame draw:style-name="gr27" draw:text-style-name="P32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28" draw:text-style-name="P33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Con</text:span><text:span text:style-name="T4">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8cm" svg:height="1cm" svg:x="12cm" svg:y="14cm">
          <text:p text:style-name="P11"><text:span text:style-name="T3">Cancel </text:span><text:span text:style-name="T3">取消所有</text:span><text:span text:style-name="T3">表格的修改</text:span></text:p>
          <draw:enhanced-geometry svg:viewBox="0 0 21600 21600" draw:mirror-horizontal="false" draw:mirror-vertical="false" draw:text-areas="800 800 20800 20800" draw:type="round-rectangular-callout" draw:modifiers="-14289.3138357705 -5114.08591408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2" draw:layer="layout" svg:width="8cm" svg:height="1cm" svg:x="12cm" svg:y="13cm">
          <text:p text:style-name="P11"><text:span text:style-name="T3">Con</text:span><text:span text:style-name="T3">firm </text:span><text:span text:style-name="T3">後寫</text:span><text:span text:style-name="T3">入燒</text:span><text:span text:style-name="T3">錄器</text:span></text:p>
          <draw:enhanced-geometry svg:viewBox="0 0 21600 21600" draw:mirror-horizontal="false" draw:mirror-vertical="false" draw:text-areas="800 800 20800 20800" draw:type="round-rectangular-callout" draw:modifiers="-2823.84701912261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10.5cm" svg:height="2.5cm" svg:x="17cm" svg:y="1cm">
          <text:p text:style-name="P11"><text:span text:style-name="T3">Mouse click</text:span><text:span text:style-name="T3">後可以直接</text:span><text:span text:style-name="T3">修改，</text:span><text:span text:style-name="T3">Value </text:span><text:span text:style-name="T3">= FF </text:span><text:span text:style-name="T3">可以修</text:span><text:span text:style-name="T3">改，其他不</text:span><text:span text:style-name="T3">能修改</text:span><text:span text:style-name="T3">（</text:span><text:span text:style-name="T3">Fused</text:span><text:span text:style-name="T3">）</text:span></text:p>
          <draw:enhanced-geometry svg:viewBox="0 0 21600 21600" draw:mirror-horizontal="false" draw:mirror-vertical="false" draw:text-areas="800 800 20800 20800" draw:type="round-rectangular-callout" draw:modifiers="119.302923531092 37862.6149540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2cm" svg:y="3.5cm">
          <text:p text:style-name="P17"><text:span text:style-name="T4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2cm" svg:y="2.5cm">
          <text:p text:style-name="P17"><text:span text:style-name="T4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4" draw:layer="layout" svg:width="3.5cm" svg:height="0.962cm" svg:x="2cm" svg:y="1.5cm">
          <draw:text-box>
            <text:p text:style-name="P3">File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7" table:default-cell-style-name="ce8">
              <table:table-cell>
                <text:p text:style-name="P36">Name</text:p>
              </table:table-cell>
              <table:table-cell>
                <text:p text:style-name="P36">Start</text:p>
              </table:table-cell>
              <table:table-cell>
                <text:p text:style-name="P36">Len</text:p>
              </table:table-cell>
              <table:table-cell>
                <text:p text:style-name="P36">Example Hex Value</text:p>
              </table:table-cell>
              <table:table-cell/>
            </table:table-row>
            <table:table-row table:style-name="ro7" table:default-cell-style-name="ce8">
              <table:table-cell>
                <text:p text:style-name="P36">MAC Addr</text:p>
              </table:table-cell>
              <table:table-cell>
                <text:p text:style-name="P36">0x0</text:p>
              </table:table-cell>
              <table:table-cell>
                <text:p text:style-name="P36">0x6</text:p>
              </table:table-cell>
              <table:table-cell>
                <text:p text:style-name="P36">0x02 0x42 0x6a </text:p>
                <text:p text:style-name="P36">0x87 0xe8 0x45 </text:p>
              </table:table-cell>
              <table:table-cell/>
            </table:table-row>
            <table:table-row table:style-name="ro7" table:default-cell-style-name="ce8">
              <table:table-cell>
                <text:p text:style-name="P36">Auto Load Control</text:p>
              </table:table-cell>
              <table:table-cell>
                <text:p text:style-name="P36">0x06</text:p>
              </table:table-cell>
              <table:table-cell>
                <text:p text:style-name="P36">0x2</text:p>
              </table:table-cell>
              <table:table-cell>
                <text:p text:style-name="P36">0x5555</text:p>
              </table:table-cell>
              <table:table-cell/>
            </table:table-row>
            <table:table-row table:style-name="ro7" table:default-cell-style-name="ce8">
              <table:table-cell/>
              <table:table-cell>
                <text:p text:style-name="P36">0x20</text:p>
              </table:table-cell>
              <table:table-cell/>
              <table:table-cell/>
              <table:table-cell/>
            </table:table-row>
            <table:table-row table:style-name="ro7" table:default-cell-style-name="ce8">
              <table:table-cell/>
              <table:table-cell>
                <text:p text:style-name="P36">0x30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presentation:style-name="pr3" draw:text-style-name="P37" draw:layer="layout" svg:width="25.199cm" svg:height="1.975cm" svg:x="1.401cm" svg:y="0.525cm">
          <draw:text-box>
            <text:p><text:span text:style-name="T9">Porfile Form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37" draw:layer="layout" svg:width="25.199cm" svg:height="9.134cm" svg:x="1.4cm" svg:y="3.685cm" presentation:class="subtitle">
          <draw:text-box>
            <text:p><text:span text:style-name="T9">文件結束</text:span></text:p>
            <text:p><text:span text:style-name="T9">以下素材備用區</text:span></text:p>
            <text:p><text:span text:style-name="T9"/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2" draw:text-style-name="P39" draw:layer="layout" svg:width="5cm" svg:height="1cm" svg:x="7.5cm" svg:y="3.1cm">
          <text:p text:style-name="P38"><text:span text:style-name="T8">Profile</text:span></text:p>
          <draw:enhanced-geometry svg:viewBox="0 0 21600 21600" draw:type="rectangle" draw:enhanced-path="M 0 0 L 21600 0 21600 21600 0 21600 0 0 Z N"/>
        </draw:custom-shape>
        <draw:frame draw:style-name="gr3" draw:text-style-name="P40" draw:layer="layout" svg:width="4cm" svg:height="0.962cm" svg:x="3cm" svg:y="3.038cm">
          <draw:text-box>
            <text:p><text:span text:style-name="T8">Device</text:span></text:p>
          </draw:text-box>
        </draw:frame>
        <draw:custom-shape draw:style-name="gr33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0" draw:layer="layout" svg:width="4cm" svg:height="0.962cm" svg:x="3cm" svg:y="10.5cm">
          <draw:text-box>
            <text:p><text:span text:style-name="T8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0" draw:layer="layout" svg:width="3.5cm" svg:height="0.962cm" svg:x="3cm" svg:y="4.538cm">
          <draw:text-box>
            <text:p><text:span text:style-name="T8">Progress :</text:span></text:p>
          </draw:text-box>
        </draw:frame>
        <draw:frame draw:style-name="gr3" draw:text-style-name="P40" draw:layer="layout" svg:width="4cm" svg:height="0.962cm" svg:x="3cm" svg:y="8.977cm">
          <draw:text-box>
            <text:p><text:span text:style-name="T8">Result</text:span></text:p>
          </draw:text-box>
        </draw:frame>
        <draw:custom-shape draw:style-name="gr34" draw:text-style-name="P38" draw:layer="layout" svg:width="5cm" svg:height="1cm" svg:x="7.5cm" svg:y="8.977cm">
          <text:p text:style-name="P38"><text:span text:style-name="T8">OK <text:s text:c="3"/></text:span><text:span text:style-name="T10">O</text:span></text:p>
          <draw:enhanced-geometry svg:viewBox="0 0 21600 21600" draw:type="rectangle" draw:enhanced-path="M 0 0 L 21600 0 21600 21600 0 21600 0 0 Z N"/>
        </draw:custom-shape>
        <draw:custom-shape draw:style-name="gr34" draw:text-style-name="P38" draw:layer="layout" svg:width="5cm" svg:height="1cm" svg:x="14.31cm" svg:y="9cm">
          <text:p text:style-name="P38"><text:span text:style-name="T8">Fail <text:s text:c="3"/></text:span><text:span text:style-name="T11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29" draw:text-style-name="P42" draw:layer="layout" svg:width="8cm" svg:height="1cm" svg:x="4.5cm" svg:y="7.977cm">
          <text:p text:style-name="P41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42" draw:layer="layout" svg:width="12cm" svg:height="1cm" svg:x="13cm" svg:y="1cm">
          <text:p text:style-name="P41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43" draw:layer="layout" svg:width="5cm" svg:height="1cm" svg:x="7.5cm" svg:y="13.5cm">
          <text:p text:style-name="P38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35" draw:text-style-name="P42" draw:layer="layout" svg:width="12cm" svg:height="1cm" svg:x="13.5cm" svg:y="13.5cm">
          <text:p text:style-name="P41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44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5" draw:layer="layout" svg:width="15.046cm" svg:height="1cm" svg:x="7.454cm" svg:y="5cm">
          <text:p text:style-name="P38"><text:span text:style-name="T8">66/100</text:span></text:p>
          <draw:enhanced-geometry svg:viewBox="0 0 21600 21600" draw:type="rectangle" draw:enhanced-path="M 0 0 L 21600 0 21600 21600 0 21600 0 0 Z N"/>
        </draw:custom-shape>
        <draw:frame draw:style-name="gr39" draw:text-style-name="P40" draw:layer="layout" svg:width="3.5cm" svg:height="1.173cm" svg:x="3cm" svg:y="5.5cm">
          <draw:text-box>
            <text:p><text:span text:style-name="T8">Total</text:span></text:p>
          </draw:text-box>
        </draw:frame>
        <draw:custom-shape draw:style-name="gr10" draw:text-style-name="P47" draw:layer="layout" svg:width="13.5cm" svg:height="1cm" svg:x="1cm" svg:y="0cm">
          <text:p text:style-name="P46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14"/>
              <table:table-column table:style-name="co15"/>
              <table:table-row table:style-name="ro8" table:default-cell-style-name="ce9">
                <table:table-cell>
                  <text:p text:style-name="P48"><text:span text:style-name="T12">Field</text:span></text:p>
                </table:table-cell>
                <table:table-cell>
                  <text:p text:style-name="P49"><text:span text:style-name="T12">Value</text:span></text:p>
                </table:table-cell>
              </table:table-row>
              <table:table-row table:style-name="ro8" table:default-cell-style-name="ce9">
                <table:table-cell>
                  <text:p text:style-name="P49"><text:span text:style-name="T12">Mac Addr.</text:span></text:p>
                </table:table-cell>
                <table:table-cell>
                  <text:p text:style-name="P49"><text:span text:style-name="T12">3C:52:67:12:E3:46</text:span></text:p>
                </table:table-cell>
              </table:table-row>
              <table:table-row table:style-name="ro8" table:default-cell-style-name="ce10">
                <table:table-cell>
                  <text:p text:style-name="P50"><text:span text:style-name="T12">Mac Auto Inc.</text:span></text:p>
                </table:table-cell>
                <table:table-cell>
                  <text:p text:style-name="P50"><text:span text:style-name="T12">Y</text:span></text:p>
                </table:table-cell>
              </table:table-row>
              <table:table-row table:style-name="ro8" table:default-cell-style-name="ce10">
                <table:table-cell>
                  <text:p text:style-name="P50"><text:span text:style-name="T12">Batch Size</text:span></text:p>
                </table:table-cell>
                <table:table-cell>
                  <text:p text:style-name="P50"><text:span text:style-name="T12">100</text:span></text:p>
                </table:table-cell>
              </table:table-row>
              <table:table-row table:style-name="ro8">
                <table:table-cell table:style-name="ce9">
                  <text:p text:style-name="P49"><text:span text:style-name="T12">CMD</text:span></text:p>
                </table:table-cell>
                <table:table-cell table:style-name="ce11">
                  <text:p text:style-name="P51"><text:span text:style-name="T12">0xF933AA</text:span><text:span text:style-name="T12">C0 </text:span></text:p>
                </table:table-cell>
              </table:table-row>
              <table:table-row table:style-name="ro8" table:default-cell-style-name="ce9">
                <table:table-cell>
                  <text:p text:style-name="P49"><text:span text:style-name="T12">Ro</text:span><text:span text:style-name="T12">w </text:span><text:span text:style-name="T12">Dat</text:span><text:span text:style-name="T12">a </text:span><text:span text:style-name="T12">Byt</text:span><text:span text:style-name="T12">es</text:span></text:p>
                </table:table-cell>
                <table:table-cell>
                  <text:p text:style-name="P49"><text:span text:style-name="T12">32</text:span></text:p>
                </table:table-cell>
              </table:table-row>
              <table:table-row table:style-name="ro8" table:default-cell-style-name="ce9">
                <table:table-cell>
                  <text:p text:style-name="P49"><text:span text:style-name="T12">Ro</text:span><text:span text:style-name="T12">w </text:span><text:span text:style-name="T12">Dat</text:span><text:span text:style-name="T12">a </text:span><text:span text:style-name="T12">Sou</text:span><text:span text:style-name="T12">rce</text:span></text:p>
                </table:table-cell>
                <table:table-cell>
                  <text:p text:style-name="P49"><text:span text:style-name="T12">Fla</text:span><text:span text:style-name="T12">sh_</text:span><text:span text:style-name="T12">121</text:span><text:span text:style-name="T12">2.d</text:span><text:span text:style-name="T12">ata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gr26" draw:text-style-name="P31" draw:layer="layout" svg:width="10.897cm" svg:height="1.17cm" svg:x="3.5cm" svg:y="3.33cm">
            <draw:text-box>
              <text:p text:style-name="P30"><text:span text:style-name="T6">Dev B</text:span><text:span text:style-name="T6">：</text:span><text:span text:style-name="T7">COM6:115200,N,8,1</text:span></text:p>
            </draw:text-box>
          </draw:frame>
          <draw:frame draw:style-name="gr27" draw:text-style-name="P32" draw:layer="layout" svg:width="8cm" svg:height="1.17cm" svg:x="9cm" svg:y="1.538cm">
            <draw:text-box>
              <text:p text:style-name="P3"><text:span text:style-name="T8">Profile</text:span><text:span text:style-name="T8">：</text:span><text:span text:style-name="T8">Dev B</text:span></text:p>
            </draw:text-box>
          </draw:frame>
          <draw:custom-shape draw:style-name="gr40" draw:text-style-name="P52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</text:span><text:span text:style-name="T3">開始</text:span><text:span text:style-name="T3">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3" draw:layer="layout" svg:width="3.5cm" svg:height="1cm" svg:x="3.5cm" svg:y="13cm">
            <text:p text:style-name="P17"><text:span text:style-name="T4">Can</text:span><text:span text:style-name="T4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</text:span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1" draw:text-style-name="P53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3" draw:layer="layout" svg:width="3.5cm" svg:height="1cm" svg:x="13.011cm" svg:y="9cm">
            <text:p text:style-name="P17"><text:span text:style-name="T4">Can</text:span><text:span text:style-name="T4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</text:span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2" draw:layer="layout" svg:width="4cm" svg:height="1cm" svg:x="16.511cm" svg:y="13cm">
            <text:p text:style-name="P11"><text:span text:style-name="T3">接受</text:span><text:span text:style-name="T3">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3" draw:text-style-name="P54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3.5cm" svg:height="1cm" svg:x="12.511cm" svg:y="13cm">
            <text:p text:style-name="P11"><text:span text:style-name="T3">放棄</text:span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7"/>
              <table:table-row table:style-name="ro9" table:default-cell-style-name="ce12">
                <table:table-cell/>
                <table:table-cell>
                  <text:p text:style-name="P55"><text:span text:style-name="T13">0</text:span></text:p>
                </table:table-cell>
                <table:table-cell>
                  <text:p text:style-name="P55"><text:span text:style-name="T13">1</text:span></text:p>
                </table:table-cell>
                <table:table-cell>
                  <text:p text:style-name="P55"><text:span text:style-name="T13">2</text:span></text:p>
                </table:table-cell>
                <table:table-cell>
                  <text:p text:style-name="P55"><text:span text:style-name="T13">3</text:span></text:p>
                </table:table-cell>
                <table:table-cell>
                  <text:p text:style-name="P55"><text:span text:style-name="T13">4</text:span></text:p>
                </table:table-cell>
                <table:table-cell>
                  <text:p text:style-name="P55"><text:span text:style-name="T13">5</text:span></text:p>
                </table:table-cell>
                <table:table-cell>
                  <text:p text:style-name="P55"><text:span text:style-name="T13">6</text:span></text:p>
                </table:table-cell>
                <table:table-cell>
                  <text:p text:style-name="P55"><text:span text:style-name="T13">7</text:span></text:p>
                </table:table-cell>
              </table:table-row>
              <table:table-row table:style-name="ro8" table:default-cell-style-name="ce13">
                <table:table-cell>
                  <text:p text:style-name="P56"><text:span text:style-name="T14">1</text:span></text:p>
                </table:table-cell>
                <table:table-cell>
                  <text:p text:style-name="P56"><text:span text:style-name="T14">01</text:span></text:p>
                </table:table-cell>
                <table:table-cell>
                  <text:p text:style-name="P56"><text:span text:style-name="T14">CA</text:span></text:p>
                </table:table-cell>
                <table:table-cell>
                  <text:p text:style-name="P56"><text:span text:style-name="T14">EE</text:span></text:p>
                </table:table-cell>
                <table:table-cell>
                  <text:p text:style-name="P56"><text:span text:style-name="T14">23</text:span></text:p>
                </table:table-cell>
                <table:table-cell>
                  <text:p text:style-name="P56"><text:span text:style-name="T14">BF</text:span></text:p>
                </table:table-cell>
                <table:table-cell>
                  <text:p text:style-name="P56"><text:span text:style-name="T14">69</text:span></text:p>
                </table:table-cell>
                <table:table-cell>
                  <text:p text:style-name="P56"><text:span text:style-name="T14">80</text:span></text:p>
                </table:table-cell>
                <table:table-cell>
                  <text:p text:style-name="P56"><text:span text:style-name="T14">EE</text:span></text:p>
                </table:table-cell>
              </table:table-row>
              <table:table-row table:style-name="ro10" table:default-cell-style-name="ce13">
                <table:table-cell>
                  <text:p text:style-name="P56"><text:span text:style-name="T14">2</text:span></text:p>
                </table:table-cell>
                <table:table-cell>
                  <text:p text:style-name="P56"><text:span text:style-name="T14">34</text:span></text:p>
                </table:table-cell>
                <table:table-cell>
                  <text:p text:style-name="P56"><text:span text:style-name="T14">23</text:span></text:p>
                </table:table-cell>
                <table:table-cell>
                  <text:p text:style-name="P56"><text:span text:style-name="T14">BF</text:span></text:p>
                </table:table-cell>
                <table:table-cell>
                  <text:p text:style-name="P56"><text:span text:style-name="T14">69</text:span></text:p>
                </table:table-cell>
                <table:table-cell>
                  <text:p text:style-name="P56"><text:span text:style-name="T14">80</text:span></text:p>
                </table:table-cell>
                <table:table-cell>
                  <text:p text:style-name="P56"><text:span text:style-name="T14">EE</text:span></text:p>
                </table:table-cell>
                <table:table-cell>
                  <text:p text:style-name="P56"><text:span text:style-name="T14">66</text:span></text:p>
                </table:table-cell>
                <table:table-cell>
                  <text:p text:style-name="P56"><text:span text:style-name="T14">DE</text:span></text:p>
                </table:table-cell>
              </table:table-row>
              <table:table-row table:style-name="ro11" table:default-cell-style-name="ce13">
                <table:table-cell>
                  <text:p text:style-name="P56"><text:span text:style-name="T14">3</text:span></text:p>
                </table:table-cell>
                <table:table-cell>
                  <text:p text:style-name="P56"><text:span text:style-name="T14">33</text:span></text:p>
                </table:table-cell>
                <table:table-cell>
                  <text:p text:style-name="P56"><text:span text:style-name="T14">23</text:span></text:p>
                </table:table-cell>
                <table:table-cell table:style-name="ce14">
                  <text:p text:style-name="P57"><text:span text:style-name="T15">A2</text:span></text:p>
                </table:table-cell>
                <table:table-cell>
                  <text:p text:style-name="P56"><text:span text:style-name="T14">69</text:span></text:p>
                </table:table-cell>
                <table:table-cell>
                  <text:p text:style-name="P56"><text:span text:style-name="T14">80</text:span></text:p>
                </table:table-cell>
                <table:table-cell>
                  <text:p text:style-name="P56"><text:span text:style-name="T14">EE</text:span></text:p>
                </table:table-cell>
                <table:table-cell>
                  <text:p text:style-name="P56"><text:span text:style-name="T14">FC</text:span></text:p>
                </table:table-cell>
                <table:table-cell>
                  <text:p text:style-name="P56"><text:span text:style-name="T14">A1</text:span></text:p>
                </table:table-cell>
              </table:table-row>
              <table:table-row table:style-name="ro12" table:default-cell-style-name="ce13">
                <table:table-cell>
                  <text:p text:style-name="P56"><text:span text:style-name="T14">4</text:span></text:p>
                </table:table-cell>
                <table:table-cell>
                  <text:p text:style-name="P56"><text:span text:style-name="T14">21</text:span></text:p>
                </table:table-cell>
                <table:table-cell>
                  <text:p text:style-name="P56"><text:span text:style-name="T14">0B</text:span></text:p>
                </table:table-cell>
                <table:table-cell>
                  <text:p text:style-name="P56"><text:span text:style-name="T14">7D</text:span></text:p>
                </table:table-cell>
                <table:table-cell>
                  <text:p text:style-name="P56"><text:span text:style-name="T14">69</text:span></text:p>
                </table:table-cell>
                <table:table-cell>
                  <text:p text:style-name="P56"><text:span text:style-name="T14">80</text:span></text:p>
                </table:table-cell>
                <table:table-cell>
                  <text:p text:style-name="P56"><text:span text:style-name="T14">95</text:span></text:p>
                </table:table-cell>
                <table:table-cell>
                  <text:p text:style-name="P56"><text:span text:style-name="T14">44</text:span></text:p>
                </table:table-cell>
                <table:table-cell>
                  <text:p text:style-name="P56"><text:span text:style-name="T14">98</text:span></text:p>
                </table:table-cell>
              </table:table-row>
              <table:table-row table:style-name="ro12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3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custom-shape draw:style-name="gr45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46:37.958432831</dc:date>
    <meta:editing-duration>PT12H2M49S</meta:editing-duration>
    <meta:editing-cycles>111</meta:editing-cycles>
    <meta:generator>LibreOffice/7.4.7.2$Linux_X86_64 LibreOffice_project/40$Build-2</meta:generator>
    <meta:document-statistic meta:object-count="132"/>
  </office:meta>
</office:document-meta>
</file>